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b</mi>
                  </mrow>
                </mstyle>
              </mrow>
              <mi>i</mi>
            </msub>
            <mrow>
              <mi/>
              <mo stretchy="false">=</mo>
              <mi/>
            </mrow>
            <mrow>
              <mfrac>
                <mrow>
                  <mn>2</mn>
                  <mo stretchy="false">π</mo>
                </mrow>
                <mrow>
                  <mi/>
                  <msub>
                    <mi>V</mi>
                    <mi>z</mi>
                  </msub>
                </mrow>
              </mfrac>
            </mrow>
            <mi/>
            <mrow>
              <mo stretchy="false">(</mo>
              <mrow>
                <mrow>
                  <msub>
                    <mrow>
                      <mstyle mathvariant="bold">
                        <mrow>
                          <mi>a</mi>
                        </mrow>
                      </mstyle>
                    </mrow>
                    <mi>j</mi>
                  </msub>
                  <mo stretchy="false">×</mo>
                  <msub>
                    <mrow>
                      <mstyle mathvariant="bold">
                        <mrow>
                          <mi>a</mi>
                        </mrow>
                      </mstyle>
                    </mrow>
                    <mi>k</mi>
                  </msub>
                </mrow>
              </mrow>
              <mo stretchy="false">)</mo>
            </mrow>
            <mi/>
            <mtext>;</mtext>
            <mi/>
            <msub>
              <mo stretchy="false">ϵ</mo>
              <mrow>
                <mi mathvariant="italic">ijk</mi>
              </mrow>
            </msub>
            <mrow>
              <mi/>
              <mo stretchy="false">=</mo>
              <mrow>
                <mi/>
                <mo stretchy="false">+</mo>
                <mn>1</mn>
              </mrow>
            </mrow>
            <mi/>
            <mi>;</mi>
            <mi/>
            <mrow>
              <mo stretchy="false">(</mo>
              <mrow>
                <mi>i</mi>
                <mi>,</mi>
                <mi>j</mi>
                <mi>,</mi>
                <mi>k</mi>
              </mrow>
              <mo stretchy="false">)</mo>
            </mrow>
            <mrow>
              <mi/>
              <mo stretchy="false">=</mo>
              <mi/>
            </mrow>
            <mrow>
              <mo stretchy="false">(</mo>
              <mrow>
                <mn>1,2</mn>
                <mn>,3</mn>
              </mrow>
              <mo stretchy="false">)</mo>
            </mrow>
          </mrow>
        </mtd>
      </mtr>
      <mtr>
        <mtd>
          <mrow>
            <msub>
              <mi>V</mi>
              <mi>z</mi>
            </msub>
            <mrow>
              <mi/>
              <mo stretchy="false">=</mo>
              <mi/>
            </mrow>
            <msub>
              <mrow>
                <mstyle mathvariant="bold">
                  <mrow>
                    <mi>a</mi>
                  </mrow>
                </mstyle>
              </mrow>
              <mn>1</mn>
            </msub>
            <mrow>
              <mi/>
              <mo stretchy="false">⋅</mo>
              <mi/>
            </mrow>
            <mrow>
              <mo stretchy="false">(</mo>
              <mrow>
                <mrow>
                  <msub>
                    <mrow>
                      <mstyle mathvariant="bold">
                        <mrow>
                          <mi>a</mi>
                        </mrow>
                      </mstyle>
                    </mrow>
                    <mn>2</mn>
                  </msub>
                  <mo stretchy="false">×</mo>
                  <msub>
                    <mrow>
                      <mstyle mathvariant="bold">
                        <mrow>
                          <mi>a</mi>
                        </mrow>
                      </mstyle>
                    </mrow>
                    <mn>3</mn>
                  </msub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o stretchy="false">⇒</mo>
            <msub>
              <mrow>
                <mstyle mathvariant="bold">
                  <mrow>
                    <mi>a</mi>
                  </mrow>
                </mstyle>
              </mrow>
              <mi>i</mi>
            </msub>
            <mrow>
              <mi/>
              <mo stretchy="false">⋅</mo>
              <mi/>
            </mrow>
            <msub>
              <mrow>
                <mstyle mathvariant="bold">
                  <mrow>
                    <mi>b</mi>
                  </mrow>
                </mstyle>
              </mrow>
              <mi>j</mi>
            </msub>
            <mrow>
              <mi/>
              <mo stretchy="false">=</mo>
              <mi/>
            </mrow>
            <mn>2</mn>
            <mo stretchy="false">π</mo>
            <msub>
              <mo stretchy="false">δ</mo>
              <mrow>
                <mi mathvariant="italic">ij</mi>
              </mrow>
            </msub>
          </mrow>
        </mtd>
      </mtr>
    </mtable>
    <annotation encoding="StarMath 5.0">{bold b}_i ` = ` {{2 %ipi} over {` V_z}} ` ({bold a}_j times {bold a}_k) ~ ~ ";"
 ` ` %iepsilon_{ijk} ` = ` +1 ~ ~ ; ~ (i,j,k) ` = ` (1,2,3)
newline
V_z ` = ` {bold a}_1 ` cdot ` ({bold a}_2 times {bold a}_3)
newline
newline
drarrow {bold a}_i ` cdot ` {bold b}_j ` = ` 2 %pi %idelta_{ij}</annotation>
  </semantics>
</math>
</file>